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5.396cm" fo:break-before="auto" style:use-optimal-row-height="true"/>
    </style:style>
    <style:style style:name="ro24" style:family="table-row">
      <style:table-row-properties style:row-height="4.711cm" fo:break-before="auto" style:use-optimal-row-height="true"/>
    </style:style>
    <style:style style:name="ro25" style:family="table-row">
      <style:table-row-properties style:row-height="1.637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10"/>
          <table:table-cell table:style-name="ce15" office:value-type="string">
            <text:p>dwadzies`cia</text:p>
          </table:table-cell>
          <table:table-cell table:style-name="ce20" office:value-type="string">
            <text:p>amashumi ama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4T12:09:54.23">
            <text:p>0424 <text:s/>120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4T12:09:54.23">
            <text:p>0424 <text:s/>1209</text:p>
          </table:table-cell>
          <table:table-cell table:style-name="ce8" table:formula="of:=NOW()" office:value-type="date" office:date-value="2022-04-24T12:09:54.23">
            <text:p>0424 <text:s/>120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4T12:09:54.23">
            <text:p>0424 <text:s/>120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4T12:09:54.23">
            <text:p>0424 <text:s/>1209</text:p>
          </table:table-cell>
          <table:table-cell table:style-name="ce8" table:formula="of:=NOW()" office:value-type="date" office:date-value="2022-04-24T12:09:54.23">
            <text:p>0424 <text:s/>120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(擦れる) 것 같은 소리가 난다. (2) 어제는, 이 잡음이 나지 않도록 하면서 부는 연습. &lt;1&gt; 방법 : 윗입술. 윗입술의 씌운는(覆う)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 office:value-type="date" office:date-value="2022-04-23T11:50:23.18">
            <text:p>0423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Piątek, dwadzieścia drugiej kwiecień / [księ] wiek : 20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جمعة، الثاني والعشرين من أبريل \ 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5" office:value-type="string" table:number-columns-spanned="3" table:number-rows-spanned="1">
            <text:p>금요일 (4/22). (1) 곡우(4/20), 제 셋 날. (2) 초후, 제 셋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hlanu[pia_tek / amashumi amabili[dwadzies`cia / ezimbili[dwa / [words] yebo[tak / cha[nie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office:value-type="string" table:number-columns-spanned="3" table:number-rows-spanned="1">
            <text:p>（三省）（忠）我的大脑想吃它；我的肚子不。（a）选择。我不吃甜点了。／（信）我的牙齿疼痛。（a）这是因为我对牙齿的对待很疏。（b）我对我的牙齿感到抱歉。（c）所以，我白天没吃。（习）（a）我在阅读关于量子力学的文章。（b）读了一个句子，就写下该句子。我不做。（c）我做的是，读句子，有时思考或理解涌出来。那就，我写下这些涌出来的事情。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znowu najpierw na ścianie obok schodów. &lt;1&gt; Toczenie się. ale, także znowu, Mike zaczyna płaczać. &lt;2&gt; chwyciłem ją, biegnę do ściany jedzeni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하나의 소리를 길게 분다. &lt;1&gt; 잡음이 나오지 않도록. [샤쿠] (1) 시노와 같이 하나 소리를 길게 불기. (2) 갑 소리도 길게. &lt;1&gt; 매우 경쾨한(軽やかな) 소리가 나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7 : 페루&gt; 페루 경찰이 일본대사관으로 돌입. / (2) &lt;1925 : 일본&gt; 대정(大正)14. 치안위지법이 성입, 공포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 office:value-type="date" office:date-value="2022-04-24T11:28:55.89">
            <text:p>0424</text:p>
          </table:table-cell>
          <table:table-cell table:style-name="ce10" office:value-type="string">
            <text:p>p-1</text:p>
          </table:table-cell>
          <table:table-cell table:style-name="ce15" office:value-type="string" table:number-columns-spanned="3" table:number-rows-spanned="1">
            <text:p>Sobota, dwadzieścia trzeciej marca. / księ, wiek : 21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5" office:value-type="string" table:number-columns-spanned="3" table:number-rows-spanned="1">
            <text:p>يوم السبت، الثالث والعشرين من شهر أبريل \ الحادي والعشرين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 (4/23). (1) 곡우(4/20), 제 넷(4) 날. (2) 초후, 넷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W środkowym miejscu ściania. &lt;1&gt; Nie przychodzi w stronę schodów. (2) Mike. Za ogrodzeniem wystającym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잡음 없는 불기. (2) 알아차린 것 : 예로, 갑 소리. 구멍 7 상에서 불기. &lt;1&gt; 그 후, 구멍 2 로 이동해, 불기. &lt;2&gt; 그렇다면, 구멍 2 의 소리가 나오지 않는 경우 많다. (3) 원인 : 구멍 2 를 부는 때, 입술의 형태가 아직 구멍 7 를 부는 때의 형태인채. &lt;2&gt; 게다가, 형태가 변하고 있지 않는 것을 알아차리고, 바꾸려고 하지만, 입술의 근육이 반응하지 않다. 움직이지 않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gqibelo[sobota / amashumi amabili[dwadzies`cia~-1 nantathu[three / ngiya.bonga[i-go_thank-you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office:value-type="string" table:number-columns-spanned="3" table:number-rows-spanned="1">
            <text:p>[역사] (1) &lt;1990 : 나미비아&gt; 남아프리카에서 독립. 유엔에게 가입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4T12:09:51.67">
            <text:p>2022/4/24 12:0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6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4">2022/04/24</text:date>, <text:time>12:09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4T12:09:53.79</dc:date>
    <dc:creator>iwabuchi ken</dc:creator>
    <meta:editing-duration>P17DT16H41M39S</meta:editing-duration>
    <meta:editing-cycles>2425</meta:editing-cycles>
    <meta:generator>OpenOffice/4.1.3$Win32 OpenOffice.org_project/413m1$Build-9783</meta:generator>
    <meta:document-statistic meta:table-count="2" meta:cell-count="917" meta:object-count="0"/>
  </office:meta>
</office:document-meta>
</file>